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line draw:style-name="gr2" draw:layer="layout" svg:x1="0.5cm" svg:y1="1.5cm" svg:x2="0.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source</dc:title>
    <meta:creation-date>2011-02-07T17:19:02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